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name="Mangal" style:font-name-asian="Mangal" style:font-name-complex="Mangal"/>
    </style:style>
    <style:style style:name="T4" style:family="text">
      <style:text-properties style:font-name="Calibri" style:font-name-asian="Calibri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nder</text:p>
      <text:p text:style-name="Standard"><text:tab/>0 – Female</text:p>
      <text:p text:style-name="Standard"><text:tab/>1 – Male</text:p>
      <text:p text:style-name="Standard"/>
      <text:p text:style-name="Standard">Geography – less than 20 conflict</text:p>
      <text:p text:style-name="Standard"/>
      <text:p text:style-name="Standard">education – few conflict, highest degree selected</text:p>
      <text:p text:style-name="Standard"/>
      <text:p text:style-name="Standard">case</text:p>
      <text:p text:style-name="Standard"><text:tab/>typical - <text:span text:style-name="T1">(I </text:span><text:span text:style-name="T2">think this data is representative of the youth demographic I am <text:tab/>researching</text:span></text:p>
      <text:p text:style-name="Standard"><text:tab/>deviant - <text:span text:style-name="T1">I do not think </text:span><text:span text:style-name="T2">this data is representative of the youth demographic I <text:tab/>am researching</text:span></text:p>
      <text:p text:style-name="P1"><text:tab/>test - not a real interview; for survey testing purposes only</text:p>
      <text:p text:style-name="P1"/>
      <text:p text:style-name="Standard"><text:span text:style-name="T2">desktop - </text:span><text:span text:style-name="T1">What devices do you have access to? | Desktop computer</text:span></text:p>
      <text:p text:style-name="P2"><text:tab/>Mult-Daily – multiple times daily</text:p>
      <text:p text:style-name="P2"><text:tab/>Daily – once every day</text:p>
      <text:p text:style-name="P2"/>
      <text:p text:style-name="P2">richmobile - Feature-rich mobile phone</text:p>
      <text:p text:style-name="P2"/>
      <text:p text:style-name="P2">everywhere - <text:tab/><text:tab/>Where do <text:span text:style-name="T3">you most commonly use the devices you have access <text:tab/><text:tab/><text:tab/>to? | Everywhere - I always have an internet-enabled device <text:tab/><text:tab/><text:tab/>with me [Multiple times a day]</text:span></text:p>
      <text:p text:style-name="P2"/>
      <text:p text:style-name="P1"><text:span text:style-name="T4">desktop_access <text:tab/><text:tab/>How much access to do you have to the Internet? | Internet on a <text:tab/><text:tab/><text:tab/><text:tab/><text:tab/>desktop </text:span>computer [Multiple times a day]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8T13:57:35.46</meta:creation-date>
    <dc:date>2016-03-22T13:27:53.51</dc:date>
    <meta:editing-duration>PT13H54M34S</meta:editing-duration>
    <meta:editing-cycles>10</meta:editing-cycles>
    <meta:generator>OpenOffice/4.1.1$Win32 OpenOffice.org_project/411m6$Build-9775</meta:generator>
    <meta:document-statistic meta:table-count="0" meta:image-count="0" meta:object-count="0" meta:page-count="1" meta:paragraph-count="15" meta:word-count="141" meta:character-count="814"/>
  </office:meta>
</office:document-meta>
</file>